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rsid="0026390f" officeooo:paragraph-rsid="0026390f"/>
    </style:style>
    <style:style style:name="P4" style:family="paragraph" style:parent-style-name="Text_20_body">
      <style:text-properties officeooo:paragraph-rsid="00266efe"/>
    </style:style>
    <style:style style:name="P5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7c4b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6390f"/>
    </style:style>
    <style:style style:name="T10" style:family="text">
      <style:text-properties officeooo:rsid="00266efe"/>
    </style:style>
    <style:style style:name="T11" style:family="text">
      <style:text-properties officeooo:rsid="0026b1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designation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</text:user-field-decls>
      <text:p text:style-name="P1"><text:bookmark text:name="docs-internal-guid-199e2b3a-7fff-1399-28f1-465b70f8d33a"/><text:span text:style-name="T4">Date</text:span>: <text:variable-set text:name="letterdate" office:value-type="string">letterdate</text:variable-set></text:p>
      <text:p text:style-name="P1"><text:span text:style-name="T4">Reference</text:span>: SECL/OP/HR/S<text:span text:style-name="T9">R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6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5">Salary </text:span><text:span text:style-name="T9">revision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P4"><text:span text:style-name="T9">This is to notify you that the management of </text:span>Spectrum Engineering Consortium Ltd. <text:span text:style-name="T9">has decided to bring in some changes in your </text:span><text:span text:style-name="T10">remuneration</text:span><text:span text:style-name="T9"> structure. With effect from </text:span><text:span text:style-name="T7"><text:variable-set text:name="effectivefrom" office:value-type="string">effectivefrom</text:variable-set></text:span><text:span text:style-name="T9">, your </text:span><text:span text:style-name="T10">remuneration</text:span><text:span text:style-name="T9"> has been revised at BDT </text:span><text:span text:style-name="T8"><text:variable-set text:name="salary" office:value-type="string">salary</text:variable-set></text:span><text:span text:style-name="T8"><text:s/></text:span><text:span text:style-name="T9">per month.</text:span></text:p>
      <text:p text:style-name="P2"/>
      <text:p text:style-name="P3">All other terms and condition<text:span text:style-name="T11">s</text:span> of your employment will remain unchanged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text:style-name="L1">
        <text:list-item>
          <text:p text:style-name="P5">Personal File</text:p>
        </text:list-item>
        <text:list-item>
          <text:p text:style-name="P5">Office Copy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5:20.524000000</meta:creation-date>
    <dc:date>2023-03-28T22:06:28.153024135</dc:date>
    <meta:editing-duration>PT3H58M51S</meta:editing-duration>
    <meta:editing-cycles>20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15" meta:word-count="84" meta:character-count="564" meta:non-whitespace-character-count="491"/>
  </office:meta>
</office:document-meta>
</file>